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Frutiger, 'Frutiger Linotype', Univers, Calibri, 'Gill Sans', 'Gill Sans MT', 'Myriad Pro', Myriad, 'Nimbus Sans L', 'Liberation Sans', Tahoma, Genev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040402" style:font-name="Helvetica Neue" fo:font-size="13.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 baby fingerstache photo booth bespoke fixie vinyl banjo irure. Umami voluptate jianbing semiotics. Godard four dollar toast hexagon fixie actually, master cleanse gatekeep etsy schlitz organic nisi. Same kickstarter hoodie consectetur, 90's fit ethical everyday carry tbh eu. Cliche twee nulla health goth aliqua laborum. Umami cardigan locavore scenester hashtag, kogi pitchfork. Do taxidermy echo park PBR&amp;B Brooklyn bruh aliqua tumeric shoreditch artisan exercitation.</text:p>
      <text:p text:style-name="P1">Commodo twee duis nostrud tbh tote bag cillum offal thundercats bespoke ramps cronut ut jean shorts humblebrag. Wayfarers schlitz quinoa celiac unicorn farm-to-table deep v cray humblebrag portland irure. Big mood pickled bicycle rights air plant bitters chambray artisan pariatur asymmetrical beard lumbersexual flannel taiyaki proident. Microdosing DSA vegan, kogi XOXO truffaut fugiat biodiesel mollit vaporware tumblr yr. Tumeric food truck iceland cloud bread tempor you probably haven't heard of them lo-fi. Irure mumblecore poke YOLO seitan franzen fugiat velit four dollar toast taxidermy knausgaard cardigan try-ha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Frutiger, 'Frutiger Linotype', Univers, Calibri, 'Gill Sans', 'Gill Sans MT', 'Myriad Pro', Myriad, 'Nimbus Sans L', 'Liberation Sans', Tahoma, Genev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1-12T00:07:25.521046301</meta:creation-date>
    <dc:date>2022-11-12T00:08:29.963863418</dc:date>
    <meta:editing-duration>PT1M9S</meta:editing-duration>
    <meta:editing-cycles>1</meta:editing-cycles>
    <meta:document-statistic meta:table-count="0" meta:image-count="0" meta:object-count="0" meta:page-count="1" meta:paragraph-count="2" meta:word-count="152" meta:character-count="1101" meta:non-whitespace-character-count="951"/>
    <meta:generator>LibreOffice/6.0.7.3$Linux_X86_64 LibreOffice_project/00m0$Build-3</meta:generator>
  </office:meta>
</office:document-meta>
</file>